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1.37mm" svg:height="130.42mm" svg:x="148.68mm" svg:y="6.64mm">
            <loext:p draw:notify-on-update-of-ranges="Sheet1.D2:Sheet1.D2 Sheet1.D3:Sheet1.D23 Sheet1.E2:Sheet1.E2 Sheet1.E3:Sheet1.E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ms</text:p>
          </table:table-cell>
          <table:table-cell office:value-type="string" calcext:value-type="string">
            <text:p>A→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-[.A3]*9.81/1000" office:value-type="float" office:value="3.924" calcext:value-type="float">
            <text:p>3.924</text:p>
          </table:table-cell>
          <table:table-cell table:formula="of:=[.B3]*5/1023" office:value-type="float" office:value="2.43401759530792" calcext:value-type="float">
            <text:p>2.4340175953</text:p>
          </table:table-cell>
        </table:table-row>
        <table:table-row table:style-name="ro1">
          <table:table-cell table:formula="of:=[.A3]+100" office:value-type="float" office:value="-300" calcext:value-type="float">
            <text:p>-300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-[.A4]*9.81/1000" office:value-type="float" office:value="2.943" calcext:value-type="float">
            <text:p>2.943</text:p>
          </table:table-cell>
          <table:table-cell table:formula="of:=[.B4]*5/1023" office:value-type="float" office:value="2.43401759530792" calcext:value-type="float">
            <text:p>2.4340175953</text:p>
          </table:table-cell>
        </table:table-row>
        <table:table-row table:style-name="ro1">
          <table:table-cell table:formula="of:=[.A4]+100" office:value-type="float" office:value="-200" calcext:value-type="float">
            <text:p>-20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-[.A5]*9.81/1000" office:value-type="float" office:value="1.962" calcext:value-type="float">
            <text:p>1.962</text:p>
          </table:table-cell>
          <table:table-cell table:formula="of:=[.B5]*5/1023" office:value-type="float" office:value="2.41935483870968" calcext:value-type="float">
            <text:p>2.4193548387</text:p>
          </table:table-cell>
        </table:table-row>
        <table:table-row table:style-name="ro1">
          <table:table-cell table:formula="of:=[.A5]+100" office:value-type="float" office:value="-100" calcext:value-type="float">
            <text:p>-100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-[.A6]*9.81/1000" office:value-type="float" office:value="0.981" calcext:value-type="float">
            <text:p>0.981</text:p>
          </table:table-cell>
          <table:table-cell table:formula="of:=[.B6]*5/1023" office:value-type="float" office:value="2.3900293255132" calcext:value-type="float">
            <text:p>2.3900293255</text:p>
          </table:table-cell>
        </table:table-row>
        <table:table-row table:style-name="ro1">
          <table:table-cell table:formula="of:=[.A6]+100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-[.A7]*9.81/1000" office:value-type="float" office:value="-0" calcext:value-type="float">
            <text:p>0</text:p>
          </table:table-cell>
          <table:table-cell table:formula="of:=[.B7]*5/1023" office:value-type="float" office:value="2.37047898338221" calcext:value-type="float">
            <text:p>2.3704789834</text:p>
          </table:table-cell>
        </table:table-row>
        <table:table-row table:style-name="ro1">
          <table:table-cell table:formula="of:=[.A7]+100"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-[.A8]*9.81/1000" office:value-type="float" office:value="-0.981" calcext:value-type="float">
            <text:p>-0.981</text:p>
          </table:table-cell>
          <table:table-cell table:formula="of:=[.B8]*5/1023" office:value-type="float" office:value="2.35092864125122" calcext:value-type="float">
            <text:p>2.3509286413</text:p>
          </table:table-cell>
        </table:table-row>
        <table:table-row table:style-name="ro1">
          <table:table-cell table:formula="of:=[.A8]+100" office:value-type="float" office:value="200" calcext:value-type="float">
            <text:p>20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-[.A9]*9.81/1000" office:value-type="float" office:value="-1.962" calcext:value-type="float">
            <text:p>-1.962</text:p>
          </table:table-cell>
          <table:table-cell table:formula="of:=[.B9]*5/1023" office:value-type="float" office:value="2.32160312805474" calcext:value-type="float">
            <text:p>2.3216031281</text:p>
          </table:table-cell>
        </table:table-row>
        <table:table-row table:style-name="ro1">
          <table:table-cell table:formula="of:=[.A9]+100"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-[.A10]*9.81/1000" office:value-type="float" office:value="-2.943" calcext:value-type="float">
            <text:p>-2.943</text:p>
          </table:table-cell>
          <table:table-cell table:formula="of:=[.B10]*5/1023" office:value-type="float" office:value="2.29227761485826" calcext:value-type="float">
            <text:p>2.2922776149</text:p>
          </table:table-cell>
        </table:table-row>
        <table:table-row table:style-name="ro1">
          <table:table-cell table:formula="of:=[.A10]+100" office:value-type="float" office:value="400" calcext:value-type="float">
            <text:p>400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-[.A11]*9.81/1000" office:value-type="float" office:value="-3.924" calcext:value-type="float">
            <text:p>-3.924</text:p>
          </table:table-cell>
          <table:table-cell table:formula="of:=[.B11]*5/1023" office:value-type="float" office:value="2.26295210166178" calcext:value-type="float">
            <text:p>2.2629521017</text:p>
          </table:table-cell>
        </table:table-row>
        <table:table-row table:style-name="ro1">
          <table:table-cell table:formula="of:=[.A11]-100" office:value-type="float" office:value="300" calcext:value-type="float">
            <text:p>300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-[.A12]*9.81/1000" office:value-type="float" office:value="-2.943" calcext:value-type="float">
            <text:p>-2.943</text:p>
          </table:table-cell>
          <table:table-cell table:formula="of:=[.B12]*5/1023" office:value-type="float" office:value="2.28739002932551" calcext:value-type="float">
            <text:p>2.2873900293</text:p>
          </table:table-cell>
        </table:table-row>
        <table:table-row table:style-name="ro1">
          <table:table-cell table:formula="of:=[.A12]-100" office:value-type="float" office:value="200" calcext:value-type="float">
            <text:p>200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-[.A13]*9.81/1000" office:value-type="float" office:value="-1.962" calcext:value-type="float">
            <text:p>-1.962</text:p>
          </table:table-cell>
          <table:table-cell table:formula="of:=[.B13]*5/1023" office:value-type="float" office:value="2.31671554252199" calcext:value-type="float">
            <text:p>2.3167155425</text:p>
          </table:table-cell>
        </table:table-row>
        <table:table-row table:style-name="ro1">
          <table:table-cell table:formula="of:=[.A13]-100"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-[.A14]*9.81/1000" office:value-type="float" office:value="-0.981" calcext:value-type="float">
            <text:p>-0.981</text:p>
          </table:table-cell>
          <table:table-cell table:formula="of:=[.B14]*5/1023" office:value-type="float" office:value="2.34115347018573" calcext:value-type="float">
            <text:p>2.3411534702</text:p>
          </table:table-cell>
        </table:table-row>
        <table:table-row table:style-name="ro1">
          <table:table-cell table:formula="of:=[.A14]-100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-[.A15]*9.81/1000" office:value-type="float" office:value="-0" calcext:value-type="float">
            <text:p>0</text:p>
          </table:table-cell>
          <table:table-cell table:formula="of:=[.B15]*5/1023" office:value-type="float" office:value="2.36559139784946" calcext:value-type="float">
            <text:p>2.3655913978</text:p>
          </table:table-cell>
        </table:table-row>
        <table:table-row table:style-name="ro1">
          <table:table-cell table:formula="of:=[.A15]-100" office:value-type="float" office:value="-100" calcext:value-type="float">
            <text:p>-10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-[.A16]*9.81/1000" office:value-type="float" office:value="0.981" calcext:value-type="float">
            <text:p>0.981</text:p>
          </table:table-cell>
          <table:table-cell table:formula="of:=[.B16]*5/1023" office:value-type="float" office:value="2.38514173998045" calcext:value-type="float">
            <text:p>2.38514174</text:p>
          </table:table-cell>
        </table:table-row>
        <table:table-row table:style-name="ro1">
          <table:table-cell table:formula="of:=[.A16]-100" office:value-type="float" office:value="-200" calcext:value-type="float">
            <text:p>-200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-[.A17]*9.81/1000" office:value-type="float" office:value="1.962" calcext:value-type="float">
            <text:p>1.962</text:p>
          </table:table-cell>
          <table:table-cell table:formula="of:=[.B17]*5/1023" office:value-type="float" office:value="2.40469208211144" calcext:value-type="float">
            <text:p>2.4046920821</text:p>
          </table:table-cell>
        </table:table-row>
        <table:table-row table:style-name="ro1">
          <table:table-cell table:formula="of:=[.A17]-100" office:value-type="float" office:value="-300" calcext:value-type="float">
            <text:p>-30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-[.A18]*9.81/1000" office:value-type="float" office:value="2.943" calcext:value-type="float">
            <text:p>2.943</text:p>
          </table:table-cell>
          <table:table-cell table:formula="of:=[.B18]*5/1023" office:value-type="float" office:value="2.41935483870968" calcext:value-type="float">
            <text:p>2.4193548387</text:p>
          </table:table-cell>
        </table:table-row>
        <table:table-row table:style-name="ro1">
          <table:table-cell table:formula="of:=[.A18]-100" office:value-type="float" office:value="-400" calcext:value-type="float">
            <text:p>-400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-[.A19]*9.81/1000" office:value-type="float" office:value="3.924" calcext:value-type="float">
            <text:p>3.924</text:p>
          </table:table-cell>
          <table:table-cell table:formula="of:=[.B19]*5/1023" office:value-type="float" office:value="2.43401759530792" calcext:value-type="float">
            <text:p>2.4340175953</text:p>
          </table:table-cell>
        </table:table-row>
        <table:table-row table:style-name="ro1">
          <table:table-cell table:formula="of:=[.A19]+100" office:value-type="float" office:value="-300" calcext:value-type="float">
            <text:p>-300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-[.A20]*9.81/1000" office:value-type="float" office:value="2.943" calcext:value-type="float">
            <text:p>2.943</text:p>
          </table:table-cell>
          <table:table-cell table:formula="of:=[.B20]*5/1023" office:value-type="float" office:value="2.43401759530792" calcext:value-type="float">
            <text:p>2.4340175953</text:p>
          </table:table-cell>
        </table:table-row>
        <table:table-row table:style-name="ro1">
          <table:table-cell table:formula="of:=[.A20]+100" office:value-type="float" office:value="-200" calcext:value-type="float">
            <text:p>-200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-[.A21]*9.81/1000" office:value-type="float" office:value="1.962" calcext:value-type="float">
            <text:p>1.962</text:p>
          </table:table-cell>
          <table:table-cell table:formula="of:=[.B21]*5/1023" office:value-type="float" office:value="2.42424242424242" calcext:value-type="float">
            <text:p>2.4242424242</text:p>
          </table:table-cell>
        </table:table-row>
        <table:table-row table:style-name="ro1">
          <table:table-cell table:formula="of:=[.A21]+100" office:value-type="float" office:value="-100" calcext:value-type="float">
            <text:p>-100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-[.A22]*9.81/1000" office:value-type="float" office:value="0.981" calcext:value-type="float">
            <text:p>0.981</text:p>
          </table:table-cell>
          <table:table-cell table:formula="of:=[.B22]*5/1023" office:value-type="float" office:value="2.39491691104594" calcext:value-type="float">
            <text:p>2.394916911</text:p>
          </table:table-cell>
        </table:table-row>
        <table:table-row table:style-name="ro1">
          <table:table-cell table:formula="of:=[.A22]+100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-[.A23]*9.81/1000" office:value-type="float" office:value="-0" calcext:value-type="float">
            <text:p>0</text:p>
          </table:table-cell>
          <table:table-cell table:formula="of:=[.B23]*5/1023" office:value-type="float" office:value="2.37536656891496" calcext:value-type="float">
            <text:p>2.37536656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5:41:32.434842165</meta:creation-date>
    <dc:date>2021-06-01T15:55:25.905449718</dc:date>
    <meta:editing-duration>PT13M51S</meta:editing-duration>
    <meta:editing-cycles>4</meta:editing-cycles>
    <meta:generator>LibreOffice/5.1.6.2$Linux_X86_64 LibreOffice_project/10m0$Build-2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c5000b"/>
    </style:style>
    <style:style style:name="ch10" style:family="chart" style:data-style-name="N11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38cm" svg:height="13.043cm" xlink:href=".." xlink:type="simple" chart:class="chart:scatter" chart:style-name="ch1">
        <chart:plot-area chart:style-name="ch2" table:cell-range-address="Sheet1.D2:Sheet1.E23" chart:data-source-has-labels="row" svg:x="1.453cm" svg:y="0.26cm" svg:width="20.243cm" svg:height="11.542cm">
          <chartooo:coordinate-region svg:x="1.599cm" svg:y="0.459cm" svg:width="20.003cm" svg:height="10.696cm"/>
          <chart:axis chart:dimension="x" chart:name="primary-x" chart:style-name="ch3">
            <chart:title svg:x="10.842cm" svg:y="12.062cm" chart:style-name="ch4">
              <text:p>Force (N)</text:p>
            </chart:title>
          </chart:axis>
          <chart:axis chart:dimension="y" chart:name="primary-y" chart:style-name="ch5">
            <chart:title svg:x="0.451cm" svg:y="6.432cm" chart:style-name="ch6">
              <text:p>Volts</text:p>
            </chart:title>
            <chart:grid chart:style-name="ch7" chart:class="major"/>
          </chart:axis>
          <chart:series chart:style-name="ch8" chart:values-cell-range-address="Sheet1.E3:Sheet1.E23" chart:label-cell-address="Sheet1.E2:Sheet1.E2" chart:class="chart:scatter">
            <chart:domain table:cell-range-address="Sheet1.D3:Sheet1.D23"/>
            <chart:regression-curve chart:style-name="ch9">
              <chart:equation chart:display-equation="true" chart:display-r-square="false" svg:x="12.872cm" svg:y="4.99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24">
                <text:p>3.924</text:p>
                <draw:g>
                  <svg:desc>Sheet1.D3:Sheet1.D23</svg:desc>
                </draw:g>
              </table:table-cell>
              <table:table-cell office:value-type="float" office:value="2.43401759530792">
                <text:p>2.43401759530792</text:p>
                <draw:g>
                  <svg:desc>Sheet1.E3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43">
                <text:p>2.943</text:p>
              </table:table-cell>
              <table:table-cell office:value-type="float" office:value="2.43401759530792">
                <text:p>2.43401759530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2">
                <text:p>1.962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">
                <text:p>0.981</text:p>
              </table:table-cell>
              <table:table-cell office:value-type="float" office:value="2.3900293255132">
                <text:p>2.3900293255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2.37047898338221">
                <text:p>2.37047898338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81">
                <text:p>-0.981</text:p>
              </table:table-cell>
              <table:table-cell office:value-type="float" office:value="2.35092864125122">
                <text:p>2.35092864125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62">
                <text:p>-1.962</text:p>
              </table:table-cell>
              <table:table-cell office:value-type="float" office:value="2.32160312805474">
                <text:p>2.32160312805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43">
                <text:p>-2.943</text:p>
              </table:table-cell>
              <table:table-cell office:value-type="float" office:value="2.29227761485826">
                <text:p>2.29227761485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924">
                <text:p>-3.924</text:p>
              </table:table-cell>
              <table:table-cell office:value-type="float" office:value="2.26295210166178">
                <text:p>2.26295210166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943">
                <text:p>-2.943</text:p>
              </table:table-cell>
              <table:table-cell office:value-type="float" office:value="2.28739002932551">
                <text:p>2.28739002932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962">
                <text:p>-1.962</text:p>
              </table:table-cell>
              <table:table-cell office:value-type="float" office:value="2.31671554252199">
                <text:p>2.31671554252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81">
                <text:p>-0.981</text:p>
              </table:table-cell>
              <table:table-cell office:value-type="float" office:value="2.34115347018573">
                <text:p>2.34115347018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2.36559139784946">
                <text:p>2.36559139784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1">
                <text:p>0.981</text:p>
              </table:table-cell>
              <table:table-cell office:value-type="float" office:value="2.38514173998045">
                <text:p>2.38514173998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2">
                <text:p>1.962</text:p>
              </table:table-cell>
              <table:table-cell office:value-type="float" office:value="2.40469208211144">
                <text:p>2.40469208211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43">
                <text:p>2.94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24">
                <text:p>3.924</text:p>
              </table:table-cell>
              <table:table-cell office:value-type="float" office:value="2.43401759530792">
                <text:p>2.43401759530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43">
                <text:p>2.943</text:p>
              </table:table-cell>
              <table:table-cell office:value-type="float" office:value="2.43401759530792">
                <text:p>2.43401759530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62">
                <text:p>1.962</text:p>
              </table:table-cell>
              <table:table-cell office:value-type="float" office:value="2.42424242424242">
                <text:p>2.42424242424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1">
                <text:p>0.981</text:p>
              </table:table-cell>
              <table:table-cell office:value-type="float" office:value="2.39491691104594">
                <text:p>2.39491691104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2.37536656891496">
                <text:p>2.37536656891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